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Standard">
        <draw:custom-shape draw:style-name="gr1" draw:text-style-name="P1" draw:layer="layout" svg:width="9.544cm" svg:height="0.97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99cm" svg:height="5.926cm" svg:x="1cm" svg:y="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9cm" svg:height="0.353cm" svg:x="1.517cm" svg:y="2.2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58cm" svg:height="0.353cm" svg:x="1.5cm" svg:y="2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9cm" svg:height="0.353cm" svg:x="1.517cm" svg:y="3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056cm" svg:height="5.821cm" svg:x="3.475cm" svg:y="2.116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nneth Nielsen</meta:initial-creator>
    <meta:creation-date>2012-05-04T15:35:33</meta:creation-date>
    <dc:date>2012-05-04T15:42:46</dc:date>
    <dc:creator>Kenneth Nielsen</dc:creator>
    <meta:editing-duration>PT7M14S</meta:editing-duration>
    <meta:editing-cycles>1</meta:editing-cycles>
    <meta:document-statistic meta:object-count="6"/>
    <meta:generator>LibreOffice/3.4$Linux LibreOffice_project/340m1$Build-402</meta:generator>
  </office:meta>
</office:document-meta>
</file>